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882in"/>
    </style:style>
    <style:style style:name="co2" style:family="table-column">
      <style:table-column-properties fo:break-before="auto" style:column-width="1.8854in"/>
    </style:style>
    <style:style style:name="co3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ext-properties style:font-name="Ubuntu"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rotation-align="none"/>
      <style:text-properties fo:color="#202021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2" office:value-type="string" calcext:value-type="string">
            <text:p>ab'e Wobulenzi bakaaba olw'ebbula ly'amazzi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'ejjeerezeddwa ku by'e Bugerere beekokkodde ekkomer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galana baafunyeemu obutakkaan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genda n'omuka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laba bi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labw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na abawala bo bakula mangu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ana b’walaba baali bagenda mu ssome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na ba Hajati beecwacwana nti ekiraamo kigingirir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na bababbulamu amannya ga bajjajjaabwe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ana baleeta amaa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ana bali mu kisaawe kusamba omupiir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ana balisamba omupiir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ana baliyimba akayimb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ana basamba omuppir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ana basambye omuppir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ana bayimba akayimb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ana bayimbye akayi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na be b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na be b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na be balaba ba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na be batunuu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na be batunuulira b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na be batunuulira ekiseng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ana be Lule be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na be, b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ana be, batunuulira ekise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baka b'emirembe bakaaba nnyo amazi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bbi bazze na bukoddyo bup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fumbo baabasanze mu katale k'e Kawemp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goberezi bange bonna tebaliddayo kutambulira mu nzikiza naye bajja kubeeranga mu mus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kazi abaalaba eb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kazi abataalaba b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kyala ba Cuba sikulimba, bakubi dd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kyala n'abaana bagumbye ewa Wuhur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la eb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lenze okuva mu miruka kkumi n'essatu baabadde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lenzi, baalaga babirye, nnawolo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limi abaazi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limi baalaba Mulond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limi baazi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limi be tw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limi Mulondo amangwago baam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limi Walusimbi baam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limi walusimbi be yalab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lokole balisaba balekan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lokole basaba balekan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lokole basabye balek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mu ku bavubuka abaayooleddwa mu kimansulo mu bbaala emu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Abangye abaaze tubasanyuki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ntu b'omu bugwanjuba naddala e Buhweju ne Kisoro balaajana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ntu balyogera ebigamb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ntu bayogedde ebigamb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ntu bogera ebigam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ntu bonna ne balyoka boogerera waggulu n'eddoboozi edden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ntu bye boogera ku Nnamiiro ne Nnaje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ntu lunaana mu babiri abasala amayinja ga zaab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ntu ne baddamu nti kibuyaga asudde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sajja ba ayogerako nze sab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sajja basatu bakaayanira abaana ba mukyala Ssenyon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sajja bonna mu bbaala yabakubye eŋŋuu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sirikale baamukutte ekiro ng'aser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somesa bagulira Kasedde kaa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somesa n'abayizi ku ssomero ery'atikkuseeko akasolya nga bali mu kibiina eki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sumba, Zziwa ali ku kkono, Kalanda ne Kaggwa nga bayingira okuyimba mmisa mu lutikko e Kito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taagenda na muka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talibalira mulimi b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tujju bano baazinzeeko ekizimbe kino ku lwomukaag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tuuze abasinga bali mu ddwaliro bapooca na bisa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tuuze basattira olwa munnaabwe okusib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vubi bagamba nti bayinza okukwata empuuta emu oba b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vubi omusanvu abaakwatiddwa ejjo bateereddw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vubuka bakeera kukuba matatu na kuzannya zza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vubuka beerippye ku loole y'ama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wala ba ssaluuni balanga enviiri zaabw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wala baDolotiya bangi mu Afirik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awala balitunga engo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wala bo bakula mangu ne bawagguuka era ne basukkuluma ku balenz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yigirizwa n'ebajjula essanyu n'omwoyo omutuku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yimbi bali mu Kizungu e Makind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yizi bambadde yunifoomu za bbululu ne kirag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azeeyi beejjukanya nti empeta eyo ebeera neetooloov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eera kumpi ne Kitaaw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biri mu lumu, omwezi ogwokuna, lukumi mu lwenda abiri mu mukaag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bo be baana be nsomes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dduka entiisa aligwa mu bunn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fumbira abaana emmer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fumbira ani emmere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fumbye atya empuuta?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gaana gagenda kusomer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gaana gagenze kusomer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gaana gakugenda kusome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gamba nti, "nga binoga omunnyo"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gambye nti bye yatwala mwalimu ttivvi gye yagula emitwalo enkaaga gyokk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gasajja galisitula ebidomol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gasajja gasitude ebidomol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gasajja gasitula ebidomo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genze okufa ng'alina paasipooti z'ensi mwenda ze yasalawo okufunamu obutuuz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gifumbye bu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gula bikopo byan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gula ebikopo bimek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gulira abalenzi kaa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himbisibwe yali mu lusuku lwa matook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aana akato bbulawuzi kagyambalidde ku bikukujj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afuba kye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akadde kamu ke twetaaga okumala ennyu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akiiko kaamala ne keegabanyaamu emirundi e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akobe akato kayonk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kalenzi enjala ejja kalum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kalenzi enjala ekalum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kalenzi enjala yakalu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aliga akato kali ku ttal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amese akalina akapeesa n'akakira akatono enny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asambattuko k'omwaka gwa lukumi mu lwenda nkaaga mu mukaaga kajja katy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atale k'emicungwa weekali kanene era buli kikopo nkitunda ssiringi lukaag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atebe kaa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ati akatono kajja kumenyeka mang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kawaka kagenda mukat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awala akaawa kaawa akawa ka w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awala kabaka omupiir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kawala ka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kawala kagenze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kawala kakubiddwa amasas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kawala kaku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kawala kamanyi oluzung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kawala kanaa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kawala kasoma ebita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ola ng'omuka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olimirwe oyo asula ne mukyala wa kitaawe e Mucwin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kuume atakuumira mpeer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laba ebikopo jjo bye twag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laba jjo bye twag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laba jjo bye twag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liisa empologoma dood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lina mubiri gwa ngeri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liwa anaalya ku ddoola z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lumiriza omucayina okubba eppeesa, omucungwa, ebibbo, n'entangawu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lya ng'ensol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lya nga nsol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lya nnyo nnyini dd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aso ku lutimbe n'obugalo pwa pwa pw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goba gali wakati wa Yuro 23,000 ne 49,950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malala ge alina mazib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nda gakutte omul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ngwago baalaba Mulond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ngwago omugagga n'agamba nti, "okoze bulungi"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nnya agange, nze bampita ssaalongo Mukii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nnya gange nze Lubwama Ju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nyi bakazi baalaba b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nyi okundekera ssente ennyingi awaka naye tansaba zifisseewo bw’aba akomyew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sannyalaze gagenz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sannyalaze gavudde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sasi bwe gaatandika okunyooka nze n'enziruka emisin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tooke ge tuba tuly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mazi gaja kuyiika wans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mazi gayika wans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amazi gayise wans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zzi bagaggya ku nnayikonto oba ku nziz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zzi gagenz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azzi gayita wansi w'olutind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myuka ssentebe w'olukiiko alina edduu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ni eyalab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ni gwe babalira ebikop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ni gwe balab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ni gwe wakubye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ni gwe yalaba dd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ni gwe yaw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ni yagudde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ni yagw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nneti mwana nzalwa y'e Kasubi mu Kamp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ŋŋamba ayagala Nnakat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soma nnawolo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tambula ng'enjo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tambula ng'omulwa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te olwo n'alowooza nti, "tekiyinza kuba kituufu"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vunaanibwa kwenyigira mu kittabantu, okuwakula entalo n'okutyobola eddembe ly'aban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wakanya kye ŋŋamba genda ofune bwiino mu kitongole eky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wo bwe yamuyita n'ayimirira mu maaso 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wo Dawudi n'ajja mu nnyumba ye e Yerusaale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wo ne batabaala mu ttunt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wo ne mbawakanya ne mbaswanyuula emiggo ne nkuunyuula enviiri zaabw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wo Simeeyi n'ayogera bw'atyo nga bw'akolima nti, "vaawo"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wo, mwanawattu, abasirikale ne baddako emabega.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yagala okuyi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yagala tulabe mulondo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yambadde enkoofiira eya kakobe ne lees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yambala ng'omuwalab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yasa amadirisa, ggiraasi n'ebikopo eb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yasizza eggiraasi, eccupa n'ensuwa zaabw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yogera bu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'ejenti b'enjuuyi eziri mu nsiike e Mutundw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B’obuuza tebasula wan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Baaba alaba amawulir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Baaba wakulaba amawulir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Baaba yalabye amawulir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bawadde ffoomu z’okujjuza ne bazitwala eka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camuse ne bamuwa obukadde bubiri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fumba batya omupung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gala nve ku bbugga, nnakati, ddoodo n'abawala abacool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genda n'omuka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genda na muka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kuba mwan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laba bi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laba kib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laba kibegabe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laba k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laba kisaniriz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laba kisas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laba kisik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laba mus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laba omus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labw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li bas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li nga bafu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li nga bayi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mukebera mu sikaani ne batutegeeza nti omwami yali yalwala ensi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na a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na 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na bal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na ba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na be baa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na be babimub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na be y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ni abagend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ni abamubalira ebikop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ni abatalaba Katamb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sangiddwa n'ebintu by'omu nnyumba ebigambibwa okuba ebibb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tunula naye tewaali wa kuloko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tuuka wano wiiki eyayi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atuula nga bamanyi kato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bala eb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birye, ayagala omuntu eyawa walusimbi nnawolo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jja ku kuŋŋaanya ensimbi ezisuuka mu bukadde enkaa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jja mu mwezi ogw'omunaana ku lunaku olw'omwezi olw'ekkumi n'ettaa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kozesa kkompyuta okubala ebita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laba abas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laba an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laba b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laba busa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laba eb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laba obusa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liisa kaamukuukulu dood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limi be bazi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liwulira eddoboozi lye ne bavaa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loopye abasibira abaana mu nj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lujuuju abazira emmere tubagoben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mbi mukwano, nsoyiwa ebyo ebyabaddewo eggul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minisita balina okuwanga embalirira y'ennyigiza n'ensaasaanya eri omuwani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mubalira ddi ebikop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mubalira wa ebikop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mulaba dd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mulaba w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muyisizza Lungujja ne baggukira e Nsamb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nnaffe balina ssiringi bibiri eza ken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nnange ennaku enzit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nnange ffe oyo omwami tumukooye era twagala kulonda anaatumanyira ennaku yaff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nno be bamu ku bakyala abazadde n'abajanjabi baabwe mu ddwaliro e Mosh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no abaana nze mbalabir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no be ba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tabani ba Yakobo baali makumi a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teekeddwa okubeera n'obwegendereza n'okuwuliriza abal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ttiddwa mu kulwanagana okwabadde e Mogadish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woza omusango mu ggwolez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yibuli era etutegeeza nti musaasizi, wa kisa, asonyiwa, mugabi era mugumiikiriz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ayoza engoye mu ggwolez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baasi ezigenda okutambuza abantu mu Kampala n’emiriraano zituuka omwezi ogujj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balugu wuuyo, n'otuta tuut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banka yeyama okusiga obukadde bwa ddoola z'amerika kiku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biri gattako munaana ziba kku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boosi ajjukira nga ffe tuli nfuuf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eera muyiiya mu byokulya n'ebyokunywa by’omuw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eewuunya ekyamugaana okujja okuwonya Lazaalo nga tannaf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ki bye babalira omwan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ki ebyabalirwa Katamb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kopo bya wa kis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kopo bya wa mulul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kopo bya w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kopo byange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kopo bye bamub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kopo bye binaa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kopo bye byamubalir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kopo ki ebinene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kopo ki ebisatu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kopo ki ebyange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no nabyo byakoppwa okuva mu kitabo eky'abafu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intu ki ebirala ebibi bye muwulidde ku ddagala eriweweeza ku kawuka ka siriimu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ombi nabbi Ssamwiri yennyini ye yabafukako amafu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onna abaabalibwa baali obusiriivu mukaaga mu enkumi ssatu mu bitaano mu ataa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onna basome kitegeeza abaana bonna okusoma pulayimal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onna ne bassa ekikkowe ne bakubira banaabw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oogera ki?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Boogera wuuno akuba munn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uli akola mu katale asasula empooza ya busiriivu bu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uli kika kirina omukulu w'akasol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uli kiseera oba olwana n'embuzi ey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uli ku makya nkeera kubuuka muguw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Buli lwe mmulaba aba so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uli lwe tusobya tubonerezebw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uli muntu yatondebbwa mu kifaananyi kya kato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ulijjo, ekyombo ekiba kiva e Bulaaya, kye basib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Bw'aba ali wala ng'omutemya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w'onootambulanga ebigere byo tebiifundikirwenga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Bw’aseka tetukitegee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w’oba bulijjo enjala z’engalo n’ebigere tozifaako, ku luno zisiige langi.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Bw’oba osimba leka amabanga ga ffuuti ssatu ku ssatu, bbiriŋŋanya afune we yeeyag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wali busa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we batyo bwe baakola abaana ba Yisirayiri bonn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we mukuŋŋaana awamu, omu bw’ayogera, leka omulala avvuunule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Bwe ndiba omulamu gy’kujj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bwe nnali omuyala mwanyima emmer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we nnamala ku ssaawa nga ssatu n'aŋŋamba nti agenda ku bbaala e Busega. 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Bwe nnamulaba gy’ku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we tusoma mu njiri tuyiga era n'etutegeera mukama kye yal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we twogera ku nkulaakulana yaffe, era ettaka liri ku mwanjo nny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we yatuuka mu luggya, n'ayita Mikolo nti, "jjangu bakuyita"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Bya ayogera tetubitege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byali b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ccaayi munywe nga tannaba kuwo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Dawudi n'awasa ne Akinowamu ow'e Yezulee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ddala atalina mannyo katonda gw'awa ennya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ddala ebyo ebigambo waggulu ebyogeddwa bituuf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Ddayo mu kifo k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ddayo obeere ne kabaka, kubanga oli mugenyi era eyagobeb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ddobbi ayoza engoye ne ssabbuuni w'obuwun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bago ligezaako okuteekawo ekiguumaaza eri ab'ebibanj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bugumu lyeyongedde mu mpaka za nnalulungi ezigenda mu maaso mu ggwanga lya Buyind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bwa eddene lirumye omubbi n'afuna ebbwa ku kiger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ifaananyi bya kkapa bitaan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bikoola ebito ebya waggulu byo biyinza obutabaako bubonero bun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ikopo bya kaawa w'omus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ikopo by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ikopo bye bya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ikuta birimu omulimu ogw’amaanyi era oguyinza okukyusa ekyalo kyaff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ikwata ku buli musomes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imu ku bye tukopye byekwasa ku mpisa zaffe ez’obuwan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imuli biri birung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bintu byonna bye batute mu katale jjo tebaabig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intu ebibi Kasedde abirowooza ku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irala ebisingawo osobola okubifuna okuva mu woofiisi yaff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irungi ebiri mu nteekateeka tebirojjek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bitabo bye nnayogerako bye eby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bitundu amakumi asatu ku buli kikumi ku baana mu masomero agamu balwa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izze bikolebwa mu paalamenti y'omwenda bitegeez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ula eddakiika abiri mu ssatu okuwera essaawa ekkumi ez'olweggul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ula eddakiika abiri mu ttaano okuwera essaawa ettaano ez'enk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ula eddakiika abiri okuwera essaawa ennya ez'enk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ula eddakiika amakumi abiri okuwera essaawa ekkumi n'ebbiri ez'oku mak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ula eddakiika emu okuwera essaawa omunaana ez'olweggul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bula eddakiika kkumi n'ataano okuwera essaawa essatu ez'ek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ula eddakiika kkumi na munaana okuwera essaawa ekkumi n'emu ez'ek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ula eddakiika kkumi okuwera essaawa ebbiri ez'ek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ula eddakiika munaana okuwera essaawa omusanvu ez'ek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ula eddakiika ssatu n'obutikitiki buna okuwera essaawa omwenda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ula eddakiika ssatu okuwera essaawa omukaaga ez'ek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ula eddakiika ttaano okuwera essaawa emu ey'akawungee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by'ensimbi n'okukwanaganya empereza mu mirimu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byapa by'ettaka kkumi na kimu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byapa ebirala kikumi bimaze okukyusibwa era bijja kufunika mu bbanga eritali erye wal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ccupa ekonkona ku luggi lw'ekkov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ddakiika abiri mu emu eziyise ku ssaawa omwenda ez'olweggul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ddakiika abiri mu mukaaga eziyise ku ssaawa omukaaga ez'omu ttun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ddakiika abiri mu ssatu eziyise ku ssaawa ekkumi n'ebbiri ez'akawungeez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ddakiika abiri mu ttaano eziyise ku ssaawa ekkumi n'emu ez'olweggul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ddakiika bbiri eziyise ku ssaawa ssatu ez'enk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ddakiika eri emu eyise ku ssaawa ebbiri ez'enk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ddakiika kkumi eziyise ku ssaawa ettaano ez'ekiro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ddakiika kkumi n'anya eziyise ku ssaawa omusanvu ez'omu ttuntu </text:p>
          </table:table-cell>
          <table:table-cell table:style-name="ce1"/>
          <table:table-cell table:number-columns-repeated="62"/>
        </table:table-row>
        <table:table-row table:style-name="ro1">
          <table:table-cell table:style-name="ce2" office:value-type="string" calcext:value-type="string">
            <text:p>Eddakiika kkumi n'emu eziyise ku ssaawa ekkumi ez'ekiro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ddakiika mukaaga eziyise ku ssaawa emu ey'enkya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ddakiika musanvu eziyise ku ssaawa omunaana ez'ek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ddakiika mwenda eziyise ku ssaawa ennya ez'ekiro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ddirisa lya gguk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ddoboozi ly'eŋŋombe bwe lya vuga ne lyeyongera nny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ddwaliro lijja kujjula abalwadd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ddwaliro lijjudde abalwadd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dwaliro lyajudde abalwadde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ggulo lwe yalimy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ggulo nasomye akatabo ako era nnakamazeeko 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ggye mwe nnatabaalira ly’er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buga kirina amazzi amayonjo era tugafuna ku ttaap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buga Masaka kiri mu maserengeta ga Yuga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buga Soroti tekiri kumpi na Mb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domola ky'amata kigula omutwalo gumu e Ntind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kidomola tekijja kujjul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gambo ekyo we kikoma wa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gambo emirembe n'emirembe mu byawandiikibwa ebitukuv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gambo kya Buganda okufuna federo kikyali mu ddi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gulira magala eddiba, kitegeeza n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kolwa kino tekyasanyusa aba Kabaka Yekka n'abaganda okutwalira awa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kopo ekyo kyatis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kopo ky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kopo kyange kyatis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kopo kyo kyatis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kopo kyo, kyatis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mu bakisiba ku bikondo ku lubalama, okusobozesa ekirala okuyit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ndwiisayo bwe ntyo mukwano mba nkyanoonya liziki.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nya kitambulira ku lwaz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nywa ky’ebikajjo n’ebintu ebirala ebigwa mu ttuluba ery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rooto ekyo kitegeeza nti enfo ya Lubaale w'enju y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rungi kiri nti laaputoopu zisobola okukozesebwa buli wam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rwisizza y’entandikwa abavubuka gye batalina okugula ama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solo ekinywa amazzi ky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solo kyange kinywa amaz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tabo kirimu emitwe emikulu amakumi abiri mu essa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tooke kissa wakati w'emyezi munaana n'omwe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vuddemu kuvvoola mateeka kubanga tebatya kubasiba mu kkomer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kiwala ki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kiwala kigenda mukatal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kiwala kigenze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kiwala kimanyi oluzungu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kiwala kisoma ebitab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kiwala kyakubiddwa amasas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kiwala kyaku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kiwala kyali kigenze ku lu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wuubaalo kimmazeeko emirembe ku Sofiya kwe nfiira era ssenga ono omwana w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iyita mu bbanga oteega wans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kkalaamu yange ebuz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kkalaamu yange eneebul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kkalaamu yange yab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yenda ky'omulwadde kyesib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yo kyeyolekera mu kigambo ky'oweekitib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yo nsobola bulungi okukikukole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kyokulabirako, abaana abato baagala nnyo sswiiti ne sswiic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lu, emu, eni, ppi, kkyu, ara, essi, tti, yu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ayiro akenda ziri ludda wa?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mbaata ebiise amagg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baata elibiika amagg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baata yabiise amagg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boozi yagenda mu maaso okutuuka eyo ku ssaawa mukaaga mu ttumbi.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buyaga ekunt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buzi etomedde omusajj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buzi zakuyingira mu kitoog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buzi zayingira mu kitoog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buzi ze nnagula zaaf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buzi ziyingidde mu kitoog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bwa egoba omubb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bwa etunuulira endogoy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bwa eyo eboggoza bukambwe.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bwa gy'eruma 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bwa gy'eruma yiy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bwa yagobye omubb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bwa yakugoba omubb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bwa yalya emmere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bwa ye eruma emmese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bwa ye eruma emmese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bwa ye eruma emmese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bwa za Lwanga z’ezo mu luguud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esse yadduka nny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igabo gya Buganda mu makampuni agatali gamu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igugu gye yasiba gyali mizito nny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irimu gyafe gyona givunze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12" office:value-type="string" calcext:value-type="string">
            <text:p>emiti balese emeka?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itwalo kkumi be dduuu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mere etandise okunsemb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mere ey'omutindo omulungi basinga kugigula ku Kaleerwe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mere eyo eweddew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mere nga wagiridde bulungi n'akatuuyo kajj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mere ya layisi era mu wooteeri zaayo egula ssiringi nkumi nnya zokka.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mere yiino etuuse, jangu tulye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mere yo eweddew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mere yo, eweddew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mese edduka nny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mese eja kudduka nny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mese omusota gye gwakutte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motoka yatwalibwa ku poliisi y'e Katw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motoka egudde wans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otoka eja kugwa wans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motoka yagudde wans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puuta agifumbye bulung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myaka enkaaga gye nina nkuze.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dabwirwamu emyasamyasa mu musan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dagaano empya eyogera ku lunaku olusooka mu wiiki emirundi munaana gyokka.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dokwa zitwala wakati wa ssabiiti emu n'ennya okumer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geri gy'oyinza okuwaayo okwemulugunya kwo, eri abakungu b'ekitongole ky'amawanga amagatte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goye z'asinga okutunga mulimu ggomesi n'ebiteeteeyi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jala ezo mpanvu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jala zo mpanvu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jala zo, mpanvu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jawukana mu kibiina kya amawanga amagatte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jogera eyo ennyiiz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jogera yo ennyiiz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jogera yo, ennyiiz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njuba eva Buvanjuba ne gwa e Bugwanjub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keera yasitula okuva e Lwera ne yeeyongereyo ku luguudo lwayo.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6" office:value-type="string" calcext:value-type="string">
            <text:p>enkima elinya omutt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kima yakulinya omutt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kima yalinya omutt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koko enzungu n'ebisolo ebisalirwa biba byeyanzo eri muka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koko zaayal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kola ewa abasenze ebbeetu okutwala ettaka awatali kufa ku ngeri gye baasenga ku ttaka ery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kola ya baminisita yatandikira ku mulembe gwa ssekabaka Ggaliwan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komerero y'eddiini z'obulimba eri kump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kota y'ettooke eyali ku ssiringi enkumi ebbiri mu ebitaano kati eri ku kasan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kuba etonn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kwe mu bannakibiina kyaffe zitunafuyizza 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kya ku kyenkya tunaawuuta obuu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ku musanvu onoolyanga emigaati egitazimbulukus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ku z'omwezi ziri 13, omwezi ogwomwenda, omwaka 2019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ku z'omwezi ziri 17, omwezi ogwokutaano, omwaka 2019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ku z'omwezi ziri 27, omwezi ogwekkuminoogumu, omwaka 2018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ku z'omwezi ziri 28, omwezi ogwokubiri, omwaka 2019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ku z'omwezi ziri 29, omwezi ogwoluberyeberye, omwaka 1994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ku z'omwezi ziri 31, omwezi ogwekkumineebiri, omwaka 2018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ku z'omwezi ziri 4, omwezi ogwekkumi, omwaka 2018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ku z'omwezi ziri 6, omwezi ogwomukaaga, omwaka 202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ku zino abawala bangi basinziira ku mikutu nga yintaneeti ne baggulawo enkolagana n'abasajj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mba gy'oyagala eri 0414-98456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mba y'essimu 07049265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mba y'essimu eri 07712345689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mba y'essimu eri zzeero, musanvu, ttaano, muna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mba y'essimu gy'oyagala eri 03123754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amusa yatuuse ku nnyoo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imiro ye yazika lwa butakoola mudd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ukuta mu luganda, bba, cca, dda, ffa, gga, ha, jja, kka</text:p>
          </table:table-cell>
          <table:table-cell table:style-name="ce1"/>
          <table:table-cell table:number-columns-repeated="62"/>
        </table:table-row>
        <table:table-row table:style-name="ro1">
          <table:table-cell table:style-name="ce2" office:value-type="string" calcext:value-type="string">
            <text:p>ennukuta mu lungereza, bbi, ssi, ddi, effu, ggi, eki, ayi, g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uuni bw’etana ereeta obulumi obw'amaanyi wansi w’olubiriizi olwa kkon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yama gikyuse ogiggyemu omucuuzi ojjuzeemu amaz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yanja gye tulengera eri ye Nnaluba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yindo yange ebabuka munda wadde sirina ssennyiga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nyumba bakwoseza ekiro kya jj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yumba kyenda mu munaana ku kikumi mu Amerika zirimu ttivv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nyumba ye eri kumpi ne wootee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o evunaanyizibwa ku lusuku lwa kabaka olwa mayiro ebisatu mu ataano lwok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o ye loo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o ye yali ensonga lwaki essaza lya Punjabi teryagabanyizibwamu mu bwenkan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solo eyo egenda kutufuumuula ffenn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office:value-type="string" calcext:value-type="string">
            <text:p>ensonga ekkumi ezigaana Buganda okukkiriza ebbago ly'etteeka ly'ettaka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sowera egudde kumer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sowera yagudde kumer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suwa zonna banaazigula ne bazimalaw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suwa zonna baziguze ne bazimalaw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te eneelya ebisub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te erya ebisub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te yakulya ebisub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te yalya ebisu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tugga erina ensingo empanvu nn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viiri asiba okusinziira ku musono oguli ku mulembe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yonyi ebuuka mubbang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yonyi yabuuse mubbang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nyonyi yakubuka muban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zigi ezo nzig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zigi zo nzig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nzigi zo, nzig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ŋŋoma eyo gye yaleegesa yali evuga ety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ŋŋombe y'eggaali y'omukka evuga be ŋŋwa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ra aluyimba ebiseera ebisinga abeera mukkaka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ra kyenva njagala okubabuulira enjiri nammwe abali mu Ruumi nga bwe nnyinz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ra mmwe mubeera awamu ku lwaffe mu kus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ra munaasanyukiranga ennaku musanvu mu maaso ga mukama katonda wammw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ra munaawangayo ekiweebwayo ekyokebwa ew'omutanda Ccuuc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ra nva eyo Kyaddond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ra onoojoogebwanga bujoogebwa n'okunyagibwanga ennaku zonn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ra onooyuuganyizibwanga eruuyi n'eruuyi mu bwakabaka bwonna obw'ensi.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Erinnya lyange nz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rinnya lyange nze Nnamiir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rinnya lye baamutuma yalyeggya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rinnya lyo ggwe ani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Erinnya lyo ggwe ani?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ryo essundiro ly'amafuta liseera nny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igadde eddakiika ttaano tunnyuk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saawa eri emu ey'akawungee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saawa eri emu ey'enk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saawa eri emu yennyin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saawa musanvu ne ddakiika kkumi na ttaa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saawa nnya ne ddakiika ana mu mukaa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saawa ziri bbiri kitundu ez'ek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saawa ziri munaana ez'emis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saawa ziri nga munaana ez'ek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saawa ziri ssatu ez'enk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saawa ziri ttaano kitundu ez'enk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simu etali ya kusasulira 00800-987654321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someddwa emirundi kyenda e Ndeeb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ssomero lya bibiina bisatu, nnasale, pulayimale emu ne pulayimale b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ttaala evudde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ttaala eya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ttaka kye kimu ku by'obugagga bwa Buganda ekikulu enny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ttu ly’alina si lir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waabwe si wala okuva wa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wuwe tewabula kubanga tewaggwa ban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zitowa wakati wa ttaani ssatu n'omusan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zo nzettanira nga ŋŋenda kukola mpozzi ne ku mikol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Ezo ze kkalaamu ze tuguz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zzike ne limwannukula nti, "yee, buno obwana buliika"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Ezzooba eriddirira erisembayo mu mwaka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Faaza alisabisa abant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Faaza asabisa abant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Faaza yasabisiza aban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alaawo n'abuuza baganda ba Yusufu nti, "emirimu gyammwe ki"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alaawo n'abuuza yakobo nti ennaku ez'emyaka egy'obulamu bwo ziri mmek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alaawo n'agolokoka ekiro, ye n'abaddu be bonna n'abamisiri bonn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Ffe buli Lwamukaaga ewaffe twoza engo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fe tumaze emyezi ebbiri nga tetulina maz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firipo e Namuwongo yaloota agenze ku kwanjula kwa mukwano ggw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fulo e Sheema yamuddamu nti kale sse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uba okwefaako ng'okyusa ennyambala naddala ng'oli wa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umba amazzi gaggye bulungi oluvannyuma ogawoze</text:p>
          </table:table-cell>
          <table:table-cell table:number-columns-repeated="63"/>
        </table:table-row>
        <table:table-row table:style-name="ro1">
          <table:table-cell table:style-name="ce13" office:value-type="string" calcext:value-type="string">
            <text:p>fumbanga omuceere bulij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alamira wans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avumenti y'e Kakira yakuwera omwenge gw'omubuveer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ayitibwa ammanya aga lukale agalaga obuto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enda ebugwanju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enda ebuvanju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enda Mukasa gy'al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enda olabe oluguudo lwa Kafumbe Mukasa, ziri kkiromita mmek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enda weebake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era ekiseera ng’enjala emuluma omuweeyo eg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gala olug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galawo eddiris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gul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gwe Nnamiir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gwe nnantakiika Nnakanwagi, olina omulimu gwonna gw'okol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gwe Ssebagala, jjangu tugende olabe enkoko z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gwe we oli ne bwe sirya mba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gwe, emmeeme yange, "Tojjanga mu lukiiko lwabwe"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gwe, ggwe wekka, ggwe nnayonoo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gyako ttivv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gyamu engatto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idyoni n'ayingira n'ateekateeka omwana gw'embu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iweze emyaka nkaaga kasookedde twefu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olokoka, oyimuse omulenzi, omukwate mu ngalo z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olola omukono g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ukutte ens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ukutte ns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undi oba waali oba taliiwo, nyaffe Buganda yadda, ya leero n'enk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uno muggo ggwange n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uvuga nti, "ddala ddala bweza"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we basuza gwe baagal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Gwe wasanga mu kkubo ye muto wang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Gy’kwoza luli nga nkomye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yebale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Hajati, wali weebuuzizza ku bigambo ebiwandiikibwa ku mmotoka z'abantu kye bitegeez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hajji agamba nti Buganda erwanirira byayo sso si busosoz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Jamiiru ava mu bizinga by'e Kkoome sso si Mawokot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Jjaja alima kasool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Jjaja wakulima kasool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Jjaja yalimye kasool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jjajja agera olugero lwa Wakayi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jjajjange yanyamba ku ntadikw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Jjo Kaggwa yatuuse buyise mu ssome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jjuuzi lwe nnaliko mu kyalo, nnawulira nti omugagga yakuwa ekibanja kya yiika kkumi dda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jjuzza amaaso gaabwe n'okweraliikirir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 ndabe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 nkikukolere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 nkuwe anaakuya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 ntuule mpandiike ebbalu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 nzij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akati lwe babimub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akati ng'omaze okuyingiza omutonzi mu bulamu bw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Kabaka aliraba aban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baka bwe yagusalanga ne gumusinga n'atamatira ng'era aju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baka n'afuluma, n'ab'omu nju ye bonna ne bamugobere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bangali yaleese kkuleeti za ssooda ezaasobye mu kkumi, kkeeki n’obuveera bw’amandaazi.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kaaga, kasanvu, kanaana, kenda, mutwalo, mitwalo, kasirii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kadde kamu ke twetaaga okumala ennyu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le mumanyi naye kino kigenze w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le nno, mpaamu "akapera" nkakase nti okoo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libbala, jjangu mangu tugende kasiris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lina eno ya Boogere Eseza nga naye mutuuze munnaff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mu kamu gwe muga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ncacance olwa leero nfuuse ssaalongo w'e Nnamanv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nkusabire ebizibu by’omulimu obiveem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nsooke okwebaza Ssentebe eyaggulawo olutuula luno ku bbalaza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Kapa enywedde amatt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Kapa yanywedde amat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sedde agula ekitabo nsek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sedde agula ekitabo, Walusimbi asek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sedde alowooza ebintu ebibi ku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sedde azina nsek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sedde azina, Walusimbi asek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sedde yagamba nnakato, ayimba bu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sedde yagamba, nnakato ayimba bu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sirye n'addira endiga n'ente n'abiwa Luyima, ne balagaana endagaano bo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i awo okuva ku luberyeberye mwenda okutuuka ku kkumi n'emu tulaba omulembe gwa Nuuw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i ogenda ate batu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i ogenda w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i wano we nsinziira okumusaba anveeko akole ebiby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onda addamu ebibuuzo byaffe ng'ayita mu kigambo kye, bayibul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onda alisangula buli zziga mu maaso gaabw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onda ayasa munyeenye n'omus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onda tava mu mudduwe mulundi gusoo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onda yaggulawo essuula empya ey'obulamu bwange, bw'atyo omulenzi bwe yaga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onga yakwata bulungi nnawolo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onga yakwata nnawolo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onga yakwata nnawoluvu bu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ono ebijiiko, emmiimo, ne mmaaya biggiire mu mulir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tumba n'avuunama mu maaso g'abantu ab'omu nsi bonn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Kaweesa yasoma busaw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Kawooya azize njon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awunga kokka ke yalya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Ki kati sse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 kye balab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de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i ekikulum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i ekikulum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i ekiri mun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i ekyamufumbisa omupung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olw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olwa ky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opo ek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opo ki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opo k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opo ky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opo kyabwe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opo kye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opo kye kya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kopo kye y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menya mateeka okukozesa mmotoka y'emigugu okusaabaza abantu nga tolina layisins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no kifaananyi kya Kiwanuka Ssimbwa ng'ali e Wakis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no kyannyamba okwekuuma okutuuka ku myaka abiri we nnafunira omusajj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no kye k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nyeebw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nyeebwa kyang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Kinyoozi alinsala enviir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Kinyoozi yansala enviir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Kinyoozi yansaze envi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ri mu bugwanjuba bwa Rwa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ri mu buvanjuba b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ri mu mambuka 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seera kya butit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seera kya muz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tabo kyabwe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tabo kye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tuufu, mu masomero temukyali mpis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wabyo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wabyo ky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zibu okusomera abaana ebita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zibwe ye mwana wa ssenga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izira omujjwa okwera oluggya n'ataweebwa ssent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ka wansi essaawa en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kalenda eraga nti mu mwaka ogumu mulimu emyezi kkumi n'ebir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kompyuta empya eggula ensimbi ezisukka mu kakadde akamu n'ekitund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kwini wa Bungereza, Abacwezi n'Abakwakwa banoga eminwe gya kasool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o Ssentongo nti nze omumbejja Nnabweteme yampas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obusingye e Lugazi yaloota ng'azadde omwana sso nga yakoma dd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oma 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omawo wa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ozesa ennamba yo ey'essimu sso ssi ya mul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buli basajja basatu, omu mutamii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buli kkaadi ekikumi ezitundibwa, kyenda mu ssatu zigulwa bakazi naddala abawala abat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kugulu kwe kuli obuwer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kugulu kwe kuliko obuwer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kugulu kwe kwe ntu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kutu kwe kwe kitu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kutu kwe kwoledd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kutu kwe kwoledd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kyalo kwafiirako omusajj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lunaku olw'omusanvu wanaabangawo embaga eri muka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lwokubiri nnasalawo ŋŋende e Kasubi ndabe kitange bw'al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mmeeza eno kwe kusalirwa emigaat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mmeeza eno kwe tusalira emigaat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mmeeza eno kwe tusalira emigaati tossaako ngatto z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mmeeza eno okusalirwa emigaati longoosaa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mulundi guno baagibinika obuloddo kinaana mu ka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 ssaawa kkumi n'eddakiika bbiri, ennyonyi n'egoba ku kisaawe e Nteb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ba 07950123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ba essimu +256-778954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ba essimu 078246987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ba ku ssimu 041237453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bira Nnakanwagi essimu omutegeeze nti omuguzi atuus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saayi n'agamba Abusaalomu nti, "nedda"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uuma eddwaliro nga gyonj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wata kkulaani eno mu mukono gwo ogwa ddyo, olayir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watirirako nkome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y'ova olaba nga ky'amagezi okusirika bw'oba nga by'oyogera tobimany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ya busiru nnyo omuntu okuyima mu kaabuyonjo n'atandiika okukoleeza emboo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ya kivve okujeemera mukaddewo eyakeera enkya n'akuzaal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yampisa bulala nnyo n'empulira nga ddala nfa obusung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yenvudde ndowooza nti kiŋŋwanidde okwegayirira ab'oluga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yokka ate agenda okulaba ng'afunye olubuto olulala ku myaka ana mu omukaaga gye yalin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yokka ggwe, Mmm, Kal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kyokka nno bakyala bannange mukola bubi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a, mma, ppa, ra, ssa, tta, vv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aba emiyembe, amapaapaali, mwogo, ensujju, ovakedo, ffene n'ennaanans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aba Nnalumansi mu biseera bye eby'eddemb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aba olwana oluwanv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aba omukyala atambuza essiis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aba vvulugu omwerere ali mu famire yabw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aba, abazira baabwe bakaabira bwer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abbaani n'akuŋŋaanya abasajja bonna ab'omu kifo, n'afumba embag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abirir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angi ntera kwambala ezaaka ng'emyufu, ppinka, ne kyen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eero ku kyemisana tunaalya embo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eeta embugo, ppikippiki n'ekkanzu b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eeta muzigo nsiike enva z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inda biteeke olwo obipakire mu buveer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indako kato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innya bbaasi oba takisi yonna ekwata olugenda e See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oole ekyama mu maka g'omusajja omuwuul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ubyayi ne munywanyi we Nnannyonjo bali mu kat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uggi lul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uggi lu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uggi lw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uggi lwe lwa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uggi lwe y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uggi ol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ugoba, va mu bubi, okolenga obu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ujuuju nnamugulira kaa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ujuuju yagulirwa kaaw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Luli twa yaleeta ensuwa z’amazzi ssa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uno lwe lug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upiiya ya Buyindi egula pawunda za Bungereza 6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wafuuka luganzi lwa nsonga nti terwolesa nnyo kajanj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waki yafumba omupung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waki ye tasobola kuba kato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wayo ku bbanka ng'okol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Lwe nzijja mulind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wewunzika nnakato baagala ku mumukwat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wewunzika twagala kumukwatira nnakat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Lya ebiyinza okukuzzaamu omusaayi nga ssupu w’ebijanjaalo, obusera, ebbugga, ennyaanya n’ebir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aaka abaana yabagulira bulangit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aaka abaana yabagulira essuuk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aama aawadde taata sent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aama afumba emmer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aama agenda kuwoza ccaayi w'omwan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aama alima mu lusuk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aama amuwadde ssent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aama anaalima mu lusuk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aama awereddwa sent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aama ayagala kujjula mmere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aama azimuwadde sent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aama aziwade taata e ssent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aama n'omwana bafumba mu ddya limu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aama wakufumba emmer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aama yafumba emmer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aama yalimye mu lusuk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aama yasiiga nnakato ssabbuun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akumi ana, bikumi bibiri, bisatu, bina, bitaano, lukaaga, lusanvu, lunaana, lwe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at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atovu mutuuze e Mbuya Kinnawattaka ate era nga muy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ayiro akeenda zaanyagibwa dd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adde sikimanyi nti omuntu asobola okutomera endi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akubiriza okwongera okutwegattako mu kuzimba Buganda n'okusingira ddala mu kugula emiga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arara kiri mu bukiika ki, obwa Yugand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eera Mmengo, njagala omuwala ow'okuwasa ng'atya kato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onaabona kulwa mmw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u abaana bazann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u Nnakku yawa munne empe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u nva Kkon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wa gye y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w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wa y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wa yaabw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wa yaff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wa y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wa 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wa ye ya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bwa 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inisita ateekateeka okutusisinkana gye bujj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inisita omubeezi ow'ebyettaka yalayidde nti abatuuze bakoze kinen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amby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ambya y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anyi ani eya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anyi ani gwe bab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anyi ani gwe b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anyi ddi lwe babimub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anyi ki kye b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anyi ki kye bamub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anyi okusoma mmaapu eno n'okubuulira enjir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anyi wa gye babimub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anyi wa gye bage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aze emyaka nkaaga mu esatu nga nnima n’okulunda era nfunye obumanyiri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eeya entegeka eno emuwunyira zziizi.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ira amakerenda abiri emirundi essatu buli lunak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mugamba asek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pa amannya g'omuwandiisi w'ekitabo eky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pa olugero olugya mu mbeera e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paayo liita musanvu eza butto n'ebifi bina eby'ennyam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paayo obulamu bwange e w'omutonz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pozzi nga munaasula mu kat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pulidde ebigambo by'oŋŋaanye okwoge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puliriza leediyo 88.8 CBS FM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Amerika, banannyini nsi baafuka mmomboz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bimpimpi Shahaada eyo esigala nga y'amaanyi n'eri omuntu oyo ayingira obusiraa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boogezi abalala kwabaddeko Nambooze, Bayiga, Lukyamuzi, Naggayi n'abal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Buganda bwemba nkozeseza ekigambo kino oteger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bulago mwali muteŋŋeenyeramu ebya matiribon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katale mwabaddemu baana bok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katale mwabaddemu bantu, si mbw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u kibiina munabamu abaana amakumi asat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u kibiina mwalimu abaana amakumi asa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kiseera ekyo nnalina emyaka etaano gyokk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kiseera kino nina embuzi nsanvu okuva ku nto okutuuka ku nkul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kisenge mwe bal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kisenge mwe bali bo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kisenge mwe bas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kisenge mwe basula bo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kisenge mwe bazany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kisenge mwe bazanyira omwes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u mwaka ogwayita twayiga nyo Oluga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ngeri y’emu tema omuddo nga ccuucu, n'ebisagazi n’omulala ogukaz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 ttuntu lya leero omulamuzi ow'eddaala erisooka mu kkooti y'e Cuba yamwejjeerez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u wiiki eyayita Lwanga yavuze eggali ez’empaka</text:p>
          </table:table-cell>
          <table:table-cell table:number-columns-repeated="63"/>
        </table:table-row>
        <table:table-row table:style-name="ro1">
          <table:table-cell table:style-name="ce13" office:value-type="string" calcext:value-type="string">
            <text:p>Mubadde mukola ki okutuuka mu ssomero ng’obudde buyise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baka wa disitulikiti y’e Nwoya esangibwa mu bukiika ddyo bwa Yugand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beeranga abazira, abasaasizi era abeesigw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ubiru alya aswank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biru ow'e Nnyanama yaloota ng'asala ebimuli mu nnim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fulume ebwer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ganzi we yakwatibwa era n'aggulwako omusango gw'okutta omun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gisha yaliko omubaka w'e Nyabusho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gwaagw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gwaagwa w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ama yayagala ekkanisa ne yeewaayo ku lwa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asa agamba omulenzi, Nnakato yage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asa agamba, afumba bu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asa agamba, ayagala Nnakat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asa ajja genda, omulenzi bw'anaakaab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ukasa akuta buyise ku ssomer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ukasa alina emisango mingi nnyo gye yazza e Jinj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ukasa aliyimba bulungi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asa andeka mpandiikira Walusu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asa andeka nga mpandiikir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asa asobola okufumba obu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asa ayagala kugamba omulenzi, Nnakato yagend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ukasa ayimba bulungi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asa gy'al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asa n'agolokoka n'agenda nab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ukasa wakudda ku Lwokutaano luli olujj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ukasa yayimba bulungi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uyitire kaakati oba onoomulaba olulal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wano gwange nfanfe kye yankola ndi fa nkirojj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wano, nsamba ombulire ki ky'omwagaz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kwano, osussizza w'olina okuko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limi gwe b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londo baamulab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unnaffe alina amabanja mangi ga atasobola kusas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nnange alina amafalanga luku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nnange naye singa tukoze tut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nnange, ka nkwongere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no musulamu an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no musulamu mulal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no mwe muli obuwayiro bu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nyumye nga bwe nfu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punga ki ogwafumbibw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sanvu toolako ttaano ziba b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sirike mwenn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usisi anywedde mwe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soke agula ekifaanany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soke asoma ekitabo ky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soke yakomawo okuva e Bulaaya ng'alina ddiguli bbiri mu bus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somesa ye yam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tambule nga n’omusana gukyayaka kubanga n’ekiro kiri kump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tubuulire ebiruubirirwa byammw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tunule nnyo si kulwa nga babasuuza akayanzi kammw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ve mu kweteekamu olunkul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vubuk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vubuka w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wala waffe ayimba bu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walawe yajjako wa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wendo gwa bikopo binen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wonge akaliga oluggi n'omuguw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yingire mu nnyumba yange mubeere om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uzeeyi alina ekikoosi kya banne ekikiika buli kawungeezi ku dduuka lin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wagula ebitundu eby'omunaana musanvu ebya liita y'omwe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walagaanye okusisinkana?</text:p>
          </table:table-cell>
          <table:table-cell table:number-columns-repeated="63"/>
        </table:table-row>
        <table:table-row table:style-name="ro1">
          <table:table-cell table:style-name="ce13" office:value-type="string" calcext:value-type="string">
            <text:p>Mwali mukola ki okutuuka mu ssomero ng’obudde buyise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wami Bwire yatutegezeeza nti abakwatte balina okuvunaanib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wami Mpanga yeevoobeka kkeek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wami-akooye ya Kinen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wana gwe babib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wana gwe y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wana w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wana ye ya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wanyinaze akola mu kitongole ky'amaz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wasiibye mutya nno?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mwasuze mutya nno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Mwattu ggalawo oluggi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Mwattu longoosa ekisenge kyange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Mwattu tuula wansi 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Mwattu yingira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webale kunzijanj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'akawunga yakal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'alengera abantu babiri nga baddu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'amugamba nti, "tondwisa kubanga Mukama awadde omukisa olugendo lwange"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'amugamba nti, "yimirira mu mulyango gwa weema"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'asunguwalira obusika bwe, bakabona baabwe ne bafa ekit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'aviiramu awo bwe baasalawo okuggula ku muntu omulala.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'ayogera nti, "nta kubanga emmambya esala"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'empapula z'amuwulire zaali bwe zityo okutuuka mu myaka gy'enkaa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'ennyumba yayereb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'olwekyo alina okulekayo omuze ogwo, olwo awone abamujeej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'oŋŋamba nti Ekigambo kye mpulidde kirung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a buli nnamuŋŋoona n'engeri 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a guno gujwa temusabanga kintu kyonna mu linnya lyang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aakatuuka e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aawe olimutuuma erinnya lye Muwong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Nakawere azaala bulung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Nakawere yazadde bulung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Nankabirwa alya kasoo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ankya omuzaana wa kabaka n'amuzaalira omwana ow'obulen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aye ab'obuyinza balabika nti ebijanjaalo baali babiriisa mpis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aye bwe munaagamba nti tetugenda kutuula mu nsi e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aye nga baani ababba ensimbi za gavument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aye nsobola okutwala obubaka b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aye okubakakasa obuyinza bwange, ŋŋamba nti, "yimuka otambule"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aye okulowooza kw'omwoyo bwe bulamu n'emiremb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daga mukasa nnawolo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di mu kibiina eky'omusan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di munyarwa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di musirikale wa poliis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di nnamwandu era omulimu gunno gunyambye okuweerera abaana b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dowooza ayi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dowooza lwewunzika yagwa wans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dowooza omusawo twamusan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dowooza Walusimbi yabba enko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e ŋŋamba nti kimu kya kubir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e t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e tul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e tutal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edda ssi nze Nnamiiro, nze Nsubu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edda, siryanga ku matook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edda, yayera nnyu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funamu n'amata kuba malungi nnyo era gakola ng'eddagal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'abiri mu lumu, omwezi ogwomusanvu, omwaka lukumi lwenda kinaana mu gum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'oggyeeko kacaayi ne kakaawa, omwami wange anyumirwa nnyo okusoma ebitabo by'amatee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'olimba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'omuzanyi, Ssimbwa yakawangula ebikopo muna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'oyambadde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'oyimbye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a bafumba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a bayimba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a bino bizibu nnyo ddala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a bwe baagifumba, katugir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a bwe batudde, ka naffe tutuu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a erinnya lyo ddungi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a olabye mukwano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a oyogera bubi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a sinnagenda mu maaso, nsaba mpulire yee oba ned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a tusanyuse okukulaba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oby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gobya w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 kwesiiga ebizigo ebyo wiiki ejj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ali wakati w'emyaka abiri n'amakumi ataano ng'alina n'omuli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asek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ekikopo omulenzi kye y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ekitabo nnakato kye y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ekitabo omulenzi kye y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ekitabo Walusimbi kye yag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kubagamba, bafumba bu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kukwata lwewunzi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kumugamba, afumba bulung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Njagala ndabe ku mukeeka gwo olu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nnakato asek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okufumbira musoke lumonde omukyala gwe yamp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okuyi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omukazi ow'emyaka amakumi abiri, tukole obufumbo obutuku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omukwano naye nga gwa kya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 omulenzi awandiikire mukasa ebbalu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agalannyo obugoye obulaga ffiga yange kubanga katonda yagimpeesa e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ogera ku mpologoma eyakuba nnakat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ogera kubitabo bya Mukas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ogera 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ogera mbi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jogera mbi y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kola ebintu bingi eby'enjawulo okulabika obu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kola mu katale ka Owi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kubira ku ssimu 0753567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kukubidde essimu kulwa Mwami Mabirii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kuliisizza buli kaliika tolowooza nti mbadde awo ng'eggwaagwa bwe lib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kulinze okumala ebbanga lya ssaawa e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kusaba onsaasire olekere awo okunjwetekako ebigam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kutte mu mman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kuyambe ntya olwa leer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, nnya, ŋŋa, wa, ya, zz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aba mu ngalo ne ssabbuuni buli lw'ova mu kaabuyonj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abagereka bwe yabadde atema evvuunike n'okutongoza olusuku lwe e Baamunaani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amugamba nty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basanga baka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basanga nga bafu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basanga nga baka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bbosa we yawandiikira ebbaluwa 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fukamira ku maviivi gange n'embagamba nti, "kale, munzite nveewo". 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Nnagenzeeyo era ne komawo mang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Nnaggulu lwe lusozi olusinga obuwanvu mu Kyaddond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gula ensigo z'ebinyeebwa ku ssiringi enkumi ttaano buli kk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gula kkiro lukumi ez'ebijanjaalo ku ddoola kinaana buli ns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gulira lujuuju kaa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jjira ku kagaal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Nnakagwa afuna ebibnerezo olw’okuzannyira mu kibii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kato akwatira walusimbi lwewunzi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kato namufumbira nnamun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kato yagamba, ayimba bu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kawere taweeka magez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kawere taweeka mwana w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kozesa ttulakita okwanguwa okuteekateeka ekibangirizi era yantwalako emitwalo kiku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kubye muntu si kkap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kuŋŋaanya ssente zange mpola mpola n'engula puloti yange obusiriivu mwenda.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aba akwata lwewunzi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aba eyalya lwewunzi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aba gwe yakwa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aba ng'akwata lwewunzi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aba nga nnakato akwata lwewunzi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aba nnakato akwata lwewunzi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aba nnakato kye yag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aba nnakato kye yag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aba nnakato ng'akwata lwewunzi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aba nnawolovu gwe yakwa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aba nnawolovu, kasedde gwe yakwa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i ntuuse ku kafulu w’omuntu kozz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iisa wakayima dood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ina muganda wange eyali akola mu ssaluuni e Wankulukuk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loota nga muganzi wange ali mu nnaku nnyingi nga takyalina na ssent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mazzi akozesa abakozi abasoba mu nkumi ettaa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mulaba ng'afu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mulaba ng'ayota omus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mulaba ng'ayota omus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sanga walusimbi akuba nnakat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va ewaffe omwezi ogwayi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wona ejjoogo ly'omukazi o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azaalibwa Busiya era nnasomako okutuuka mu siniya y'okuna ne nnoonya emiri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eewoze ensimbi n'obuliika obutagambik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eeyambisa endabirwamu, ekkalaamu, liipusitiiki, pawuda n’ebizigo.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yini ffaamu yeefula nswaswa eteeyan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yinyonnyola lwaki waggudde ggeeti n'okkiriza omuntu anfaanana okuyingira enj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nyumba yokka yeyayereb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sazeewo ŋŋende nkole mmwe bye mwag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sobola okuyi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soma akatabo akatono mukasa ke yag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songa ki eyamuleet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suubira nti Obuganda buli ng'omuko alinze oluwomb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toole ensimbi nkuwe nga nnyongereza ku mmaali yang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tumira Kitange e Kabojj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yambadde kkooti enzirugavu, ssweta, ttaayi enjeru n'empale ya jjiin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yiikira okunywa amazzi oba omubisi oguva mu bib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Gashumba mbeera Hoyi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Kivumbi, nnina emyaka asatu mu ebbiri nga mbeera Busheny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mbadde nsuubira okubaako n'akasente ke nfuna naye binsaz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ndi mutunzi wa mwenge era ntunda mwe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Nkonge, mbeera mu Kirinnya mu divizoni y'e Bweyogerere, mu munisipaali y'e Kira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nnasoma ne mmala siniya y'omukaa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nnoonya omukazi ali wakati w'emyaka abiri n'asatu ng'alina empis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nnoonze omwana Jamiiru Kenz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ntya okusemba mu kibiin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nzuuno, genda obuulire mukamaawo nti ntuus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Pawulo Jjingo, mbeera Kire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si nze, nvaako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sikyalya bumpwankimpwanki olw'ennyindo en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tonfaako kubanga oyagala abo abeewugguusa obwewugguus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Nze Yisima, nina emyaka amakumi asa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ŋŋenda eyo Kiruhu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ŋŋenda okudda engulu nga buli omukyala lw'antunulako atulika n'akaaba amazig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! o! bannange bulungi bwansi wa mugaso nn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a nno amwagaza ki, oyo atunula bw’aty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a tulye ku nnyama, anti jjo twalidde byannyanja</text:p>
          </table:table-cell>
          <table:table-cell table:number-columns-repeated="63"/>
        </table:table-row>
        <table:table-row table:style-name="ro1">
          <table:table-cell table:style-name="ce13" office:value-type="string" calcext:value-type="string">
            <text:p>Obadde oyogera n’an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baka buno, nja kubutuus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biina buno bwakozesa nnyo amakubo gano a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uke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uzib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uzimbaga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bbugu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buleerer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kibuya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kidde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kijjaggulw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kikom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kimpoowooz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kinnyikaggob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k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kitt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kizimi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kizzikezzik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luf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mis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mpe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mum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mus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mututul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nku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nsacc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 ppereket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dde bwamuf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kadde kkumi na buna mu myezi mukaaga, awo tewaba wa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kazi obukadde bugenda mu kaduu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kosefu ku nkizi kivaako okusannyalala n'enkovv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lamu bwa Matayo tebwali bwangu okuva ol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lamu bwo leero n'enk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tafaanana na mirundi giri, ku guno Taata yatuyamb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tal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tungulu, katunguluccumu, ekinzaali ekiganda, emiyembe, amapeera, enniimu n’omubisi gw’enjuki.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buvunaanyizibwa bw'ekitongole ky'ettaka ekya Bungerez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ffiisi y'omukulu w'essome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fumba kaa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fumba oka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funye akabenje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gattako amagoba ga bitundu bitaano ku buli kikumi ku ssente za buli ssowaan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gubiina gw'abantu bwe gwatandika okuvuuvuuma bye baali bamulowoozaako, n'anyiig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guwala gu 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guwala gugenda mukatal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guwala gumanyi oluzung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guwala gwa 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guwala gwa ku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guwala gwagenze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guwala gwakubiddwa amasas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guwala kusoma ebita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ola mulimu ki sseb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fa kye kintu ekisinga okutiibwa mu nsi yon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feebya n'okuserebya ebbeeyi y'ettaka mu Budaak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funa obuyambi nyiga e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funa omuntu nyiga b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ggyamu embuto naddala mu bawala abato kyonoona ensek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l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lamula kwa Nnanziri kulimu okukont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londa mu kalulu ak'ekikun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muta twamala kwegayirira, naye ye ne bamulagira ave mu nsonga ez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nyweza obumu bwaffe nga tuweereza n'okulwanira ensonga za Bunyo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pima embeera buli kiseera n'okweetegekera ebinajja mu maas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sisinkana omwami wange nnali ŋŋenze kulaba ku muganda wange jjajja Cw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tambuza emirimu gy'ekitongole mu byal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tegeka n'okuwandiika ekiwandiiko ku ngeri y'okukola mu pulojekiti n'alipoo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va e Ntebe okwata oluguudo olujja e Kamp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va ku ssaawa musanvu ez’omu ttuntu okutuuka ku ssaawa kkumi na bbiri ez’akawungee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va kw'olwo saddamu ku mulaba okumala emyaka amakumi asa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wunya ku gwa dd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uwunya olwa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wezza obuggya tekitegeezza nti eby'emabega bibadde bi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kwosa enkya, Rehema ajj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eka mukasa aka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eka nnakato akaaba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Oli otya mwam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i oty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i ye Kibuli gw'olenge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idda ddi?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liddamu ki nga taata akubuuz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ina ensonga etalind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ina gw'onooyagala okusisinkan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owooza nti bawala be yali abaagala kwenkana w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buto lwo terwokyebwa asidi kuba luba lwamumanyi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ggi lwo lugg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ggi lwo, lugg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ggi olwo lugg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goye lwa nnakato olumyuf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koba lway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limi olugwira lwe lwo olugwa obugw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papula lw'amawulire lulina omuko gwe lufulumya ennaku zin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talo lw’okulwanyisa siriimu ndwongeddemu amaany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usi mpulira ekintu ekiwuu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vannyuma engoye ezimu nzooza nga bwe nsonga olunwe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vannyuma lwa wiiki nnya siga ensigo z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vannyuma yagenda ku ppaaka enkadd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luwala lu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luwala lugenda mukatal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luwala lugenze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luwala lumanyi oluzung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luwala lusoma ebitab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luwala lwa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luwala lwaku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luwala yakubiddwa amasas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uzzi luno olw'ebyafaayo era nga lwa kijjukizo, lumaze emyaka egisoba mu luku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a leero lwa bbalaz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a leero lwa ku mmek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a leero lwaku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a leero lwaku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a leero lwakusa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a leero lwamukaa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a leero mman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a leero ssan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ala lwange lunu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ala lwo luwan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ala lwo, luwan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ala olwo luwan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o bapuliida ne beebuuza nti ayinza okubulwa ebinusu ebisasulirw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o Kaggwa yalina emyaka kkumi n'ebbiri gyokka egy'obula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lwokutaano lufuuse lw'abakazi okusabiriza mu Kamp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anyi nnasomako katono, ssente za ffiizi ne zib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anyi Rehema abadde Mombasa, gye yagenda okukuba omuziki ku wiikend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baka yasemba ekiteeso kya minisi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bbi yakwatiddwa poliisi y'e Kajjansi n'atwalibwa mu kkome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buulizi yayambanga abantu abakopi okunoonya ababee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duumizi wa poliisi mu kampala n'emiriraano agamba nti poliisi ennoonyereza ku nsonga e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fumbi amira emmere mu ffumb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fumbi yanona olug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genyi anaasanga tetuliiw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genyi asanze tetulii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goberezi wange kimugwanira okuba ow'enjawul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gwira avunjisa ssente z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kadde oyo ayogeza bbog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kazi alanga omwana we eyabuz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kazi avudde mu mbeera n'abaka ekiso n'atema mutabani we eyabuzizza ffii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kazi gwe wampa ye yampadde ku kibala ne ndy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kazi gwe yawasa tamugya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kazi omuganda tawa musajja atali bba nseenen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ko tajja kulya ntwingiri y'enkoko empan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kolo gwetabiddwaako ssentebe w'ekibiina kyaff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kozi alidde ebitundu bya kkeeki bina bya musanv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kulembeze abadde atamb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kulembeze n'alyoka ayita mangu Musa n'abashon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kulu w’Amatwale yatuuse eggulo Entebbe era gye yasuz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kyala oyo alina obuggya bung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amwa ogusooka, ggombolola oba divizoni yaff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angira alamula omuli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angira amanya omulalu o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angira yanoonya omusan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agamba nti Mukasa yage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agenz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lenzi agolola engo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agulira Mukasa kaa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agulira Mukasa kaaw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lenzi aleese emiti gye nnamutum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lenzi aligolola engo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amira ennya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amira nnamunye on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lenzi anatta omuso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anona ennya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anyoomye omulang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atambula mpo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gw'atunuulira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gw'atunuulira w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mukasa amugulira kaa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omugulira ens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we atunuulira ekiseng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lenzi yagolodde engo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yakozesa envuumuulo okukuba ekinyony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yalera nnawolo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yaluma ennya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yaluma nnawolo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yanenya omugo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yatunuulira ekise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enzi yatunuulira ekise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imi alima emmere mu nnim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imi amenya lumon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imi awuula omuwe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imi bw’aba asobola okusimba emiti 100, kitegeeza nti buli sizoni ayingiza obukadde UGX 66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imi gwe b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imi yalima lumon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imu ggwe gwa kuwola bantu ssent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limu guno munen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limu gwabe munen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limu gwafe mulung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limu gwakoz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limu gwange muzib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limu gweyakol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limu omuto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iro guziki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iro gwa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iro gwok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wadde baamuggya mu waadi y'eddwaliro ne bamutwala mu ssweeta okumulongoos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wadde yeetaaga okulongoos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wanyi alera ennyony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wanyi alinze omulang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lwanyi yalinda omulang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myuka we era nga ye muwanika, ye mwami Nsubuga, ssentebe wa disitulikiti y'e Mpi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ntu agu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ntu alera omuwere omuto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ntu alirana omuli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ntu gwe yakub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ntu y'agu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ntu yenna omutegeevu era omugezi tasobola kubeera 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nya gukutte ki?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pakisi yatyaba enk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piira guno gwayuugumizza Nakivubo olwa nnamungi w'omuntu eyabaddey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piira guno Villa yaguwangula ggoolo emu ku zzee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piira gw'ennyonyi guweddemu omukka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piira sigwanyuma nny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piira tegunyumye nny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piira tegwanyuma nn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ayi gwatandika okufuluma mu nnyindo y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ajja asoma amawulir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ajja atomeddwa embu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jja omugagga ffuge alonze 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jja omuzimbi agambibwa okusobya ku mwana, akwatiddw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ajja wakusoma amawulir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ajja yasoma amawulir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ajja yatta omuso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na gwa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ngo guno gugenze gwongerezebwayo enfunda eziwe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ngo gwo guwe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ngo gwo, guwe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ngo ogwo guwe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wo akuula erinnyo lyang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awo alinkuba empis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wo amukuba empis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wo amunyiga ebiwund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awo ankuba empis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awo enkya wakukebera abalwadde bonna ng’azz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wo nnamwegayirira ne mugamba nti nno, "taata nsasira"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wo w'amannyo yajja okukuula amannyo g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awo yagend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awo yankubye empis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enyu gwa aleese mu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ibe agenda kuwoza musango mu kkooti enkul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irikale alina cceppe ku ssaati ye, ttooci mu nsawo, emmundu n'omusip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omesa alwadde nny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omesa anaalwala nny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omesa anaawandiika mu kitab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omesa awandiika mu kitab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omesa bw’alijja ng’atuwa ebitab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omesa bw’naajja ng’atuwa ebitab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omesa yalwala nn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omesa yam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omesa yawa abaana emmer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omesa yawa ki abaana?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omesa yawandiise mu kita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omesa ye yamulab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ota bagusse mang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ota bagutta mang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sota banaaguta mang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ota gwakutte emmes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ota gwe gwalya emmes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umba alannamye mu ddund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sumba aleppuka na gwa bwenzi n'obufer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tema gwange gutandise okukeke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ti guno guvaamu embaawo eŋŋumu enn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tunzi w'engoye atunga ngo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tuuze ateesa ku nsonga y’omusolo ekitongole gwe kiwooza ku basuubuz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twe gunnu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vubuka omwonoonefu okunjoogera mu nnyumba yange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wala a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wala agenda mukatal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wala amanyi oluzungu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wala anaa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wala asoma ebitab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wala atudde mu nteb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wala omucooli yatufumbira omuceere, capati, ennyama, n'akawunga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wala oyo atambuza ssimb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wala wakud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wala wakutuula mu nteb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wala yagenda ku lu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wala yakubiddwa amasas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uwala yatudde mu nteb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yizi bamukutte ng'amaala obusa bw'ente mu kibiin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yizi wa yunivaasite asula mu muzig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zigo gwo guwedde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zigo gwo, guwedde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zigo ogwo guwedde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zimbi yalinnya omugu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zimbi yanona nyini lumon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uzira gugwa n'enkuba etonn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gala kaakati oba nkutegekere ensinsinkano gye bujj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gaza ki, Mukwan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ka oguwedde yakwata kyakusatu mu mpaka ez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kazi gwe walaba mukyala wang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mi anaatugabula ebintu bing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mi asoma amawulir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mi atugabudde ebintu bing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mi yagula ettak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mi yatugabuula ebintu bing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agenda kusomero 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aja kuluma enjal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akkus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aluma enjala 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anaakut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aneebaka talidde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na aseka bw'ozi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na aseka, kaamujje bw'abba lumonde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bamuwamba ng'agenda kusamba mupir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bamuwambye agenda kusamba mupiir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enjala eja mulum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enjala emulum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enjala yamulum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na ng'ayimiridde ku ludda olulala, katonda ayogera nti, muwulirize omwana w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na omubbe ayonka ebbeere lya mukyala Ssebbo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na omuwere aka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na ono alwala lwala nny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ow'myaka 10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oyo anaatuka kikeerezi mu ssomer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oyo atuuse kikeerezi mu ssome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na oyo ayogeza kyej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oyo yaatuka kikeerezi mu ssomer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yagenda ku somer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yagenze kusomero 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yalumye enj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na yaseka bwe wazi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na yaseka, kaamujje bwe yabba lumon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na yatandiise okumyuka n'agwa be dduuu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mwana yeebase talidde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ana yeesigamye ku kime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ezi ne bwe gwaka gutya era mumanya nti obudde bwa kir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ezi waawano ayera oluggya buli ku maky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mwoyo gwe Mukama agulamuze kis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naawandika ennukuta ntono nn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no muvuzi wa mmeeri za mpa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no omukyala mulimba, obwedda abuzaabuza n’okuwudiisa abantu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no ye mwan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noodamu ki nga taata akubuuza?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noowandiisa ki ng’ekkalaamu yo emenyese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Osiibye otya nn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siibye otyann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tuuka ku ssaawa nnya zennyin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tuuse amangu a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va wa?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waggombolola yaddayo dda era yatuuk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wandise ennukuta ntono nn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wange yayita mu kakuŋŋun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yagala akuyambe aty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yagala kulagaanya nsinsikan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yagala magi oba nnyam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yinza okuwa omwana omuto ekiwuka ng'akusabye egg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yinza okwekutula ku bikolwa ebib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yo kizibwe wange Nnamyalo, abalala be bamu ku mikwano gy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yo munywi wa mwenge, ttaaba, vviini, enguuli, ssigala n'enjaay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yo omusajja muganda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Oyo ye mwana wa Mukas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Peetero e Wandegeya yaloota ng'alaba amalaalo ama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Piraato n'agamba bakabona abakulu n'ebibiina nti, "siraba nsonga yonna ku muntu ono"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Poliisi eyigga ababbi abaayingiridde omukazi e Namuŋŋoona ne bamutema olubale mu kyenyi.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Poliisi yamuggyako sitetiment</text:p>
          </table:table-cell>
          <table:table-cell table:number-columns-repeated="63"/>
        </table:table-row>
        <table:table-row table:style-name="ro1">
          <table:table-cell table:style-name="ce14" office:value-type="string" calcext:value-type="string">
            <text:p>Poliisi yamuggyeko sitetiment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Polofeesa Kateregga asonze ku lubaawo n'ennon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ppaasi yayokya bbulawuzi, ssikaati n'ebiteeteyi by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Ppipa eno ey'amafuta g'ennyonyi egula 50,000 nga nkal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Ppookino yasisinkanye Ssaabasajja Kabaka e Bulemeez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Pulizendenti yagula mmoto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ashida yaseerera naagwa wans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aalidde magi ku kyank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angula oluba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anyukiranga nnyo obuvubuka bwo, ggwe omulen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eebaka bulungi kubanga sirya ne nziku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eewuunya ziva mu baMafiya b'e Yit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erengeta e magomb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hamiimu Nnamata y'akulira akakiiko akafu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 kituufu nti Mugisha asiika embere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iba bulungi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Siiba bulungi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kulimba, muzeeyi Zaawedde alabye ennak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kyasobola kulengera ebintu ebiri ew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manyi ani gwe bab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manyi ddi lwe babimub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manyi ki kye bamub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manyi kiki ekibalwisa okumulinnya ku nfeet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manyi wa gye babimub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mba emiti ataano oba kikumi kubanga gisobola okukujja mu bwa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mba mu mabanga ga ffuuti mukaaga ku mukaaga oba mmita bbiri ku b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nga banaalemererwa, amagye gajja kugendayo gabasengu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nga wawulira amateeka gange wandiddus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rina nnyo naye ku mukazi munnange nfiir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irya mmamba, amazzi nny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oma ekitabo ekyo, omuzingo ogw'okusatu n'olupapula olw'amakumi a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ooka ogolole ensobi z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ooka onaabe olyoke oyambale engo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ooka osenye amannyo olyoke onaabe mu maas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aako leedi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atu emirundi munaana ziba abiri mu nn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ebo emigaati gyo giigi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ebo mbadde sitegedde nti gino micungwa gy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eeka alima ppamba, emmwanyi, entungo, emmuli, kasooli n'ensujj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empijja yakaabye kajiijiiri olwa ddiifiri okutta ggoolo gye nnateebye.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enga y’ayita abaana ba mwanyina nti, "zzooboota"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ente wazimuweera wan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ente ze nneeterekeranga ebbanga lye nnamala nga nkola, ze nneeyambisa okutandikawo kkampuni eno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ssente ziwereddwa maa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entebe akubiriza enkiiko z'ekyalo n'ez'enkim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entebe naye yamusemberera n'amulyako emitwalo nga giig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entongo yampanga ebirabo buli lwakutaan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ese akolebwa ebizinga ebisoba mu kikumi mu ebitaa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i kya buntubulamu okuzuukuka ku makya n’otobuuza abantu be wasuze nabo mu nj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inga nga baakiguze, twandikifumb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inga nga twakirabye, twandikitutt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sirina ssanyu lingi erisinga lino, okuwulira abaana bange nga batambulira mu mazima.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Sula bu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ula bulungi, munn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aaba gwe bafuuyira mu nseke amanyiddwa nga Shish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Taata agenda e Kampala buli lunak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aata owange ye Ssamwiri Musok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aata we yafa nga tannaba kuzaalib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akkiriza lugambo nti abalimi baaf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akola nga muka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amanyi bakazi baalaba b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atambula nga mulwad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baagenda na muka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baalaba bi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babala bikopo bye t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babala bitabo bye t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balaba bas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balaba b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balaba busaal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balina kaabuyonjo ya lukale n'e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baliyimba bu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baliyimba luyi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eka eŋŋaano ya ssoya oyo mu mazzi ageesera era obitabule bireme okwekwata wans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eka kkiro za ssukaali ssatu n’ekitundu mu liita z'amazzi amakumi a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ekako etta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ekamu ejjiiko emu n’ekitundu ey'ensaano ekyusa langi y’amazz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mukolanga bwe mutyo mukama katonda wammw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mutamiiriranga mu ban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ri n'ayinza kudda awo mbu akubuuze ki ky'omwagaz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ugula bikopo bye t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ugula bikopo bye t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ugula bye t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ugula bye t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ukyal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ulaba bakazi bazi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ulaba bazi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ulaba bazi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ul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ulabye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ulir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unnal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uulabe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wagala kiguumaaza mu nsonga za Arush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wal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walabye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twandirabye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wali ansinga bukulu mu nnyumba mu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wali kubuusabuusa, tayinza kunkozesa nso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wali kyama kiri mu kusaba kiro oba mu matumbibudd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wannabawo kikolebwa okulongoosa etteeka ery’ama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yaddamu kutambula wadde okuyimir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yalya n'akawun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yatuuka buli lunak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yatuuka na bya buli muli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yatuuka na bya muli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eyatuuka na muli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fuka wa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ggyako ssimu 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kwata ku jjembe lya kisolo eky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labirir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liwulira nti nfootookeredde kubanga bantaddeko akazit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lya mmere ewoze oba encaaf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mala galya buli ky'osanz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masi akulaga ennonda nga bwe yabeeran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mucokooza kubanga enkuba ya kitaawo ogimany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nguza ako akanÿ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njwetekako bigambo kubanga njagala nfe nga sirina kib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nywera wano ssig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tya ggwe, ayi Yakobo omuddu wange, bw'ayogera Mukam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vaawo Wa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oyita linnya lya muntu ngali ku nswa y'eki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tabamiruka wammwe waakutuula ku lwamukaa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tiimu y'omupiira gw'ebigere yeetaaga kuwangula na ggoolo bbiri ku zzee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toggo guba mwaka muka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genda kulaba ku bakadde baff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genze mu maaso n'okutumbula ebyemizann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gula bye t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gula bye t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gula ebikopo bye t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gula kaaw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Tugyagenda ddi okulaba ku mpologoma enfuge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kola kiro na mis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kusuubira emmere okugiriisa wuuma, ekijiiko n'akamb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kyal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a abakazi abazi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a abazi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a amafu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a b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a bikopo binen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a bikopo bisa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a ebikop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a mafu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a muka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a omuka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e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abye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i ku mukutu kinaana mu mwenda katonnyeze bbiri ffa mm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i ku puloti ana mu bbiri ku luguudo lw'e Jinja mu Kamp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ibalab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Tuligenda ddi okulaba ku mpologoma enfuge?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Tuligenda okuyi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ina abakozi bisatu nga ku bo kyenda mu omu bakaz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ina emmeeza okubeera ttivvi, leediyo n'ekitamba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ina okuwagira okuluŋŋamya ebikwata ku bika byaff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ir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ir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owooza nnakato tunaamu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lowooza tunaalaba nnakat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na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naalaba walusimbi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Tunagenda okuyi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nyumye nga bwe tuwaa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saanidde okwewala okubuuzaabuzibwa endowooza z'abantu abali mu nsi ya Sitaan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sange ku mwaliiro ogusooka mu kizimbe kya Tashobya e Kansang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sisinkanye omusanvu mu kkubo ne ngubuuk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usobola okuzuuk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buuza lwe ya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buuza lwe ya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gala abakyala abalina ssent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gala akaab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gala babirye alabe nnakat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gala kukwata lwewunzik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Twagenda ddi okulaba ku mpologoma enfuge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genda na bya ba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gisala na bus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gisala na obus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gula bikopo walusimbi bye yalee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gula ebikopo walusimbi bye yalee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kal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kedde kajjaga kumala baana, ebbwa terinnuma linsalabatta, be jjwi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kutte abasawo ab'ekinnansi abateeberezebwa okusaddaaka omwana omut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la oluguudo olugenda e Bom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laba bikopo binen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laba bikopo bya Kinen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laba by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laba nnawolovu w'abaana ba muganda w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lab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labwa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lab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labye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lagaanye tusisinkane akawungee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muziise mu nnamungi w’omuntu mu Nnyendo okumpi ne Masa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ndirab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ndirabye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nyuse dda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seka walusimbi bwe yazi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seka walusimbi bwe yazi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azudde nti bacupula nnyo eddagala ly'omusujja, erya kkwiniini era ff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etaaga akakadde kamu okumala ennyu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etaaga enswa n'abantu nga babir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etaaga kakadde kamu okumala ennyum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etaaga obulokozi obujju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Twewale enkola eya kiguumaaza, egenderera okulowoozesa abantu nti waliwo ekigonjoolwa ku byaff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va mu nkuba bw'oba toyagala kulw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vvi, ddabiriyu, ekkisi, wayi, zzeed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 owakulum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akiri oleme okweyama, okusinga okweyama n'olema okusas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baawo ali omu, nga talina wa ku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bula ate ye yennyini ye yaŋŋumyanga nti, "tujja kufuna omwana"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bula eno y'esaawa okuzuuku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bula yeeyongera kumasamasa nn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fumba kaa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fumba oka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gula ki e Kampal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gulayo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kubye an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aba kasedde gwe yagulira kaa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aba lujuuju kasedde gwe yagulira kaa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abye an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agaanyiza ensisinkan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i olidde ku matooke?</text:p>
          </table:table-cell>
          <table:table-cell table:number-columns-repeated="63"/>
        </table:table-row>
        <table:table-row table:style-name="ro1">
          <table:table-cell table:style-name="ce13" office:value-type="string" calcext:value-type="string">
            <text:p>wali oyogera n’an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ibaawo ebikankano ebinene, ne mu bifo ebirala enjala ne kawumpul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iwo abaamutemyako nti bba apepeya n'abakazi abal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iwo abantu abaagala okuleeta enkaayana mu Baga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iwo akabenje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iwo ebintu ebitusoomooza bi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iwo ekitalekek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iwo ensobi mukaaga buli mukazi zasaana okwew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iwo gwe wandiyagadde okusisinkana oba okwogera naye gye bujj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usimbi agula lumonde mukasa gw'agenda okuwa abalen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usimbi akola nnamuzi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lusimbi ayogerera bulungi abali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mma abamanyi Fiyona Mpanga, ddala agenda kufumbirwa oba asiba kiwaan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no Nnambajjwe we yatandikidde okwogerera Nnabacwa ebisongovu n'okumulangira obukop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no ssi we ŋŋwanidde okusalirwa omusan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no tetukkirizaawo bageny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no we babimubal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no we tubasuz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no we tubasuza wa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sibye ki?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Wasswa alya emmere y’omwana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Wasswa bwanakeera wano bw’anaawulira nti olwadde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Wasuze otya nn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suze otyann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tya ng'omutamiivu ono w'amagye?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Wawandiisa ki ng’ekkalaamu yo emenyese?</text:p>
          </table:table-cell>
          <table:table-cell table:number-columns-repeated="63"/>
        </table:table-row>
        <table:table-row table:style-name="ro1">
          <table:table-cell table:style-name="ce6" office:value-type="string" calcext:value-type="string">
            <text:p>Wawandika ennukuta ntono nn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ayiseewo omwaka gumu bukya ngobwa ku muli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eebale emirimu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Weebale kulya mwam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eebale kutukubira ssi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eebale nn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eegendereze togwa mu kinny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eer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eereza obubaka ku ssimu 07163456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eetaaga okubeera ekimu naye n'okukoowoola erinnya l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eewaawo, muddeeyo nate, ensonga yange nnung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eewale okulya ebintu ebiwoomerera ekisuss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eewale okusaba okukwongezaayo olunaku n'okukozesa ffakisi ng'oweereza ekiwandiiko kya pulojekit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ulira okusaba kwange, ayi kato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ummula buli lw'owulira obukoow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ummula ekituli mu lupapula lun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'ate bw'aba ow'amasannyalaze nga ggw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badde mu kivvulu kya Byaruhanga e Mukono ku bbiici ya Kiwanuka gye buvudde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balekera omugagga okubasengula mu mancool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buuza ani gwe w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buuza ani gwe w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fumba nnawolo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fumbira ki omupung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fumbira ki omwan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funa obujjanjabi mu ddwaliro n'awonera dd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gamba nti abalimi baagula ebita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gamba nti baa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gamba nti bali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genda okudda nga bali baagenze d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genda walusimbi lwe yajj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gguka mu Ggul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giteekamu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gulidde emmotoka omupiir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gulira abaana ebita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jja lwa nsong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kiteeseemu ku mupun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kiteeseemuko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kiteesemu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kola buli kye yali asoboola okusigala ng'alabika bul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kubye omun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la obuliri bwa kitaawo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laba bikopo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labudde ab’obuyinza abaakutte ente ezaatoneddwa abasiraamu abaav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labw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labwa 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li anaatera okuyingizibwa mu ki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lya bi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ly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lya ki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lya kyo</text:p>
          </table:table-cell>
          <table:table-cell table:number-columns-repeated="63"/>
        </table:table-row>
        <table:table-row table:style-name="ro1" table:visibility="collapse">
          <table:table-cell table:style-name="ce2" office:value-type="string" calcext:value-type="string">
            <text:p>yalya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lya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muwa ffeeza, entulege ne zaabu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ndaga omugga ogw'amazzi ag'obula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nnyonnyodde nti kati abaana bana basomera bwereer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noga jjembe ddene okuva ku mut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nyiigedde n'ayuuzaayuuza engoye zange zonn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saaba evvu mu kyenyi ky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sanze nga mufu wa jj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sika omuguwa nga bwakuba ebiwoob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sima ki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sima wa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soma ki nabo?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suze atunu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tandiikiriza mpola okunyiig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tandika okuzannya nnamba musanvu mu nkumi bbiri mu mwend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teese ku mupunga mu kib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tuma ng'ayima waggulu n'antwal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tuula 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tuula wansi ng’awulira n’ekantooloze ayagala kumusuula wans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tuula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tuulako wansi n'aweer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tuulam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tuula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tuuse n'okulaajana nti, "omuzungu ayagala ku nzita"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vuddeyo ku ssaawa nga 9:15 ez'olweggul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yagala mulabe walusim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yagala tulabe mulond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yagala walusimbi ajj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yera nnyumba yokka, si kiyung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yera oluggy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yiga okutunga engoye nga akozesa ekyalaani mu 1962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yita wali okusobola okutuuka okwosa jj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yogedde ne Heleni ku bintu by'akola okwekuumira ku mulembe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zaalibwa mu lukumi mu lwenda asatu mu bbiri mu ddwaliro ly'e Mmen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zaalibwa mu mwaka ogw'enkumi bbiri mu ogumu mu mwezi ogw'okusatu ku lunaku olubereber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ziikibwa mu ntaana eri, ku lunaku olwokusa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azze mpola ku ssiteegi ng'asooba nga nnawolov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e mukoddomi wange Wumaru yagenda n'abaana be babir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e n'ayongera ku bwenzi b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e sso mmwe nga muli ba kyewuunyo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e wuuyo azimba amayumba mu bire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ee, okuggyako bino ebijj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eemulula mpola n'adda mu mmotoka 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eesibye katawulo akakoma waggulu w'amaviiv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eetawulanga nnyo mu nkuubo ne bubbomu obw'omungal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eewolerezza mu biwandiiko eby'enjawulo n'emboozi ku ttivv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eewunya ali wan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eewunya bakansala abajeemera mukama waabwe ne beetaba mu lukiik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eyongera okukenkuka mu ndwadde z’amagumba n’ennyin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ii, ebyennyanja nabyo nga binene bulala!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invoyisi ngiwadde omucayina omukadde alina envi n'evvu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ita omuminsani n'omuntu omulala ali ebwer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iwamu akakopo k'amazzi agookya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yoza ebikopo, ttawulo n'ekinaabiro ky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Zadooki mutabani we n'Akimaazi mutabani w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zannya olukalala lw'ennyimba za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zino ensonga nkulu nnyo zoolese kati.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zisanze oyo awakana n'omukozi w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Zzeero, Emu, bbiri, ssatu, nnya, ttaano, mukaaga, musanvu, munaana, mwenda, kkumi.</text:p>
          </table:table-cell>
          <table:table-cell table:number-columns-repeated="63"/>
        </table:table-row>
        <table:table-row table:style-name="ro2" table:number-rows-repeated="104671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3:59:17.783922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M</meta:initial-creator>
    <meta:print-date>2018-12-02T18:28:56</meta:print-date>
    <meta:creation-date>2018-11-29T13:07:34</meta:creation-date>
    <dc:date>2020-02-16T14:09:25.923474546</dc:date>
    <meta:generator>LibreOffice/6.3.4.2$Linux_X86_64 LibreOffice_project/30$Build-2</meta:generator>
    <meta:editing-duration>PT1H52M51S</meta:editing-duration>
    <meta:editing-cycles>10</meta:editing-cycles>
    <meta:document-statistic meta:table-count="1" meta:cell-count="18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